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untry="US" fo:font-size="10pt" fo:language="en" style:font-name="Arial" style:font-size-asian="10pt" style:font-size-complex="10pt"/>
    </style:style>
    <style:style style:family="paragraph" style:name="P7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8" style:parent-style-name="Table_20_Contents">
      <style:text-properties fo:color="#579d1c"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table-cell" style:name="a65d335">
      <style:table-cell-properties fo:border="0.002cm solid #000000" fo:border-bottom="0.0007in solid #000000" fo:border-left="0.0007in solid #000000" fo:border-right="none" fo:border-top="0.0007in solid #000000" fo:padding="0.0382in"/>
    </style:style>
    <style:style style:family="table-cell" style:name="af5e1bc">
      <style:table-cell-properties fo:border-bottom="0.0007in solid #000000" fo:border-left="0.0007in solid #000000" fo:border-right="none" fo:border-top="none" fo:padding="0.0382in"/>
    </style:style>
    <style:style style:family="paragraph" style:name="P7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paragraph" style:name="P8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table-cell" style:name="abc7247">
      <style:table-cell-properties fo:border="0.002cm solid #000000" fo:border-bottom="0.0007in solid #000000" fo:border-left="0.0007in solid #000000" fo:border-right="none" fo:border-top="0.0007in solid #000000" fo:padding="0.0382in"/>
    </style:style>
    <style:style style:family="table-cell" style:name="ad6ff62">
      <style:table-cell-properties fo:border-bottom="0.0007in solid #000000" fo:border-left="0.0007in solid #000000" fo:border-right="none" fo:border-top="none" fo:padding="0.0382in"/>
    </style:style>
    <style:style style:family="paragraph" style:name="P7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paragraph" style:name="P8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appendColumn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<text:span text:style-name="T1">appendColumn().</text:span> An</text:p>
        <text:p text:style-name="P3">After the test the table must have 4 columns.</text:p>
        <table:table table:name="Table1" table:style-name="Table1">
          <table:table-column table:style-name="Table1.A"/>
          <table:table-column table:style-name="Table1.B"/>
          <table:table-column table:style-name="Table1.B"/>
          <table:table-column table:style-name="Table1.B"/>
          <table:table-row>
            <table:table-cell office:value-type="string" table:style-name="Table1.A1">
              <text:p text:style-name="P7">Column1</text:p>
            </table:table-cell>
            <table:table-cell office:value-type="string" table:style-name="a65d335">
              <text:p text:style-name="P7">Column2</text:p>
            </table:table-cell>
            <table:table-cell office:value-type="string" table:style-name="abc7247">
              <text:p text:style-name="P7">New column: 1</text:p>
            </table:table-cell>
            <table:table-cell office:value-type="string" table:style-name="abc7247">
              <text:p text:style-name="P7">New column: 2</text:p>
            </table:table-cell>
          </table:table-row>
          <table:table-row>
            <table:table-cell office:value-type="string" table:style-name="Table1.A2">
              <text:p text:style-name="P6">black</text:p>
            </table:table-cell>
            <table:table-cell office:value-type="string" table:style-name="af5e1bc">
              <text:p text:style-name="P8">green</text:p>
            </table:table-cell>
            <table:table-cell office:value-type="string" table:style-name="ad6ff62">
              <text:p text:style-name="P8">Cell 1,2: must be green</text:p>
            </table:table-cell>
            <table:table-cell office:value-type="string" table:style-name="ad6ff62">
              <text:p text:style-name="P8">Cell 1,3: must be green</text:p>
            </table:table-cell>
          </table:table-row>
        </table:table>
        <text:p text:style-name="P3"/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4T12:58:54.35</dc:date>
    <dc:creator>Spyros Nakos</dc:creator>
    <meta:editing-duration>PT02H21M58S</meta:editing-duration>
    <meta:editing-cycles>15</meta:editing-cycles>
    <meta:generator>OpenOffice.org/3.2$Win32 OpenOffice.org_project/320m18$Build-9502</meta:generator>
    <meta:document-statistic meta:table-count="1" meta:image-count="0" meta:object-count="0" meta:page-count="1" meta:paragraph-count="9" meta:word-count="46" meta:character-count="254"/>
  </office:meta>
</office:document-meta>
</file>